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2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1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7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6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2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1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7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6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7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7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73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7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1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6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0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6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4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4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2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2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2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27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4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2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7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9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4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2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7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0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5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6.17778in" svg:y="0.73333in" svg:width="1.33333in" svg:height="0.45556in" draw:id="id63" draw:style-name="a385" draw:name="Rectangle 3">
          <svg:title/>
          <svg:desc/>
          <text:p text:style-name="a383" text:class-names="" text:cond-style-name=""><text:span text:style-name="a381" text:class-names="">root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2222in" svg:y="1.72222in" svg:width="1.33333in" svg:height="0.45556in" draw:id="id64" draw:style-name="a390" draw:name="Rectangle 4">
          <svg:title/>
          <svg:desc/>
          <text:p text:style-name="a388" text:class-names="" text:cond-style-name=""><text:span text:style-name="a386" text:class-names="">propertie</text:span><text:span text:style-name="a387" text:class-names="">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5556in" svg:y="1.72222in" svg:width="1.33333in" svg:height="0.45556in" draw:id="id65" draw:style-name="a395" draw:name="Rectangle 5">
          <svg:title/>
          <svg:desc/>
          <text:p text:style-name="a393" text:class-names="" text:cond-style-name=""><text:span text:style-name="a391" text:class-names="">MQMD</text:span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8889in" svg:y="1.72222in" svg:width="1.98889in" svg:height="0.45556in" draw:id="id66" draw:style-name="a400" draw:name="Rectangle 6">
          <svg:title/>
          <svg:desc/>
          <text:p text:style-name="a398" text:class-names="" text:cond-style-name=""><text:span text:style-name="a396" text:class-names="">Other header</text:span><text:span text:style-name="a397" text:class-names="">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222in" svg:y="1.72222in" svg:width="1.33333in" svg:height="0.45556in" draw:id="id67" draw:style-name="a405" draw:name="Rectangle 9">
          <svg:title/>
          <svg:desc/>
          <text:p text:style-name="a403" text:class-names="" text:cond-style-name=""><text:span text:style-name="a401" text:class-names="">body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222in" svg:y="2.67222in" svg:width="1.33333in" svg:height="0.45556in" draw:id="id68" draw:style-name="a410" draw:name="Rectangle 10">
          <svg:title/>
          <svg:desc/>
          <text:p text:style-name="a408" text:class-names="" text:cond-style-name=""><text:span text:style-name="a406" text:class-names="">Element 1</text:span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222in" svg:y="3.67222in" svg:width="1.33333in" svg:height="0.45556in" draw:id="id69" draw:style-name="a415" draw:name="Rectangle 11">
          <svg:title/>
          <svg:desc/>
          <text:p text:style-name="a413" text:class-names="" text:cond-style-name=""><text:span text:style-name="a411" text:class-names="">Element 2</text:span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7778in" svg:y="3.67222in" svg:width="1.33333in" svg:height="0.45556in" draw:id="id70" draw:style-name="a420" draw:name="Rectangle 12">
          <svg:title/>
          <svg:desc/>
          <text:p text:style-name="a418" text:class-names="" text:cond-style-name=""><text:span text:style-name="a416" text:class-names="">Element 3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8889in" svg:y1="1.72222in" draw:start-shape="id64" draw:start-glue-point="0" svg:x2="6.84444in" svg:y2="1.18889in" draw:end-shape="id63" draw:end-glue-point="2" draw:id="id71" draw:style-name="a421" draw:name="Straight Connector 14">
          <svg:title/>
          <svg:desc/>
        </draw:connector>
        <draw:connector draw:type="line" svg:x1="4.22222in" svg:y1="1.72222in" draw:start-shape="id65" draw:start-glue-point="0" svg:x2="6.84444in" svg:y2="1.18889in" draw:end-shape="id63" draw:end-glue-point="2" draw:id="id72" draw:style-name="a422" draw:name="Straight Connector 16">
          <svg:title/>
          <svg:desc/>
        </draw:connector>
        <draw:connector draw:type="line" svg:x1="6.88333in" svg:y1="1.72222in" draw:start-shape="id66" draw:start-glue-point="0" svg:x2="6.84444in" svg:y2="1.18889in" draw:end-shape="id63" draw:end-glue-point="2" draw:id="id73" draw:style-name="a423" draw:name="Straight Connector 22">
          <svg:title/>
          <svg:desc/>
        </draw:connector>
        <draw:connector draw:type="line" svg:x1="10.08889in" svg:y1="1.72222in" draw:start-shape="id67" draw:start-glue-point="0" svg:x2="6.84444in" svg:y2="1.18889in" draw:end-shape="id63" draw:end-glue-point="2" draw:id="id74" draw:style-name="a424" draw:name="Straight Connector 25">
          <svg:title/>
          <svg:desc/>
        </draw:connector>
        <draw:connector draw:type="line" svg:x1="10.08889in" svg:y1="2.17778in" draw:start-shape="id67" draw:start-glue-point="2" svg:x2="10.08889in" svg:y2="2.67222in" draw:end-shape="id68" draw:end-glue-point="0" draw:id="id75" draw:style-name="a425" draw:name="Straight Connector 30">
          <svg:title/>
          <svg:desc/>
        </draw:connector>
        <draw:connector draw:type="line" svg:x1="10.08889in" svg:y1="3.12778in" draw:start-shape="id68" draw:start-glue-point="2" svg:x2="9.28889in" svg:y2="3.67222in" draw:end-shape="id69" draw:end-glue-point="0" draw:id="id76" draw:style-name="a426" draw:name="Straight Connector 32">
          <svg:title/>
          <svg:desc/>
        </draw:connector>
        <draw:connector draw:type="line" svg:x1="10.08889in" svg:y1="3.12778in" draw:start-shape="id68" draw:start-glue-point="2" svg:x2="11.24444in" svg:y2="3.67222in" draw:end-shape="id70" draw:end-glue-point="0" draw:id="id77" draw:style-name="a427" draw:name="Straight Connector 34">
          <svg:title/>
          <svg:desc/>
        </draw:connector>
      </draw:page>
      <draw:page draw:name="Slide2" draw:style-name="a428" draw:master-page-name="Master1-Layout1-title-Title-Slide" presentation:presentation-page-layout-name="Master1-PPL1" draw:id="Slide-257">
        <draw:custom-shape svg:x="5.88889in" svg:y="0.73333in" svg:width="1.98889in" svg:height="0.45556in" draw:id="id78" draw:style-name="a433" draw:name="Rectangle 3">
          <svg:title/>
          <svg:desc/>
          <text:p text:style-name="a431" text:class-names="" text:cond-style-name=""><text:span text:style-name="a429" text:class-names="">Environmen</text:span><text:span text:style-name="a430" text:class-names="">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4444in" svg:y="3.21667in" svg:width="1.33333in" svg:height="0.45556in" draw:id="id79" draw:style-name="a438" draw:name="Rectangle 4">
          <svg:title/>
          <svg:desc/>
          <text:p text:style-name="a436" text:class-names="" text:cond-style-name=""><text:span text:style-name="a434" text:class-names="">Element 1</text:span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7778in" svg:y="3.21667in" svg:width="1.33333in" svg:height="0.45556in" draw:id="id80" draw:style-name="a443" draw:name="Rectangle 5">
          <svg:title/>
          <svg:desc/>
          <text:p text:style-name="a441" text:class-names="" text:cond-style-name=""><text:span text:style-name="a439" text:class-names="">Element 2</text:span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8889in" svg:y="1.72222in" svg:width="1.98889in" svg:height="0.45556in" draw:id="id81" draw:style-name="a448" draw:name="Rectangle 6">
          <svg:title/>
          <svg:desc/>
          <text:p text:style-name="a446" text:class-names="" text:cond-style-name=""><text:span text:style-name="a444" text:class-names="">Variable</text:span><text:span text:style-name="a445" text:class-names="">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in" svg:y="3.21667in" svg:width="1.33333in" svg:height="0.45556in" draw:id="id82" draw:style-name="a453" draw:name="Rectangle 9">
          <svg:title/>
          <svg:desc/>
          <text:p text:style-name="a451" text:class-names="" text:cond-style-name=""><text:span text:style-name="a449" text:class-names="">Element 3</text:span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5556in" svg:y="3.21667in" svg:width="1.33333in" svg:height="0.45556in" draw:id="id83" draw:style-name="a458" draw:name="Rectangle 10">
          <svg:title/>
          <svg:desc/>
          <text:p text:style-name="a456" text:class-names="" text:cond-style-name=""><text:span text:style-name="a454" text:class-names="">Element 4</text:span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7778in" svg:y="4.36111in" svg:width="1.45in" svg:height="0.45556in" draw:id="id84" draw:style-name="a463" draw:name="Rectangle 11">
          <svg:title/>
          <svg:desc/>
          <text:p text:style-name="a461" text:class-names="" text:cond-style-name=""><text:span text:style-name="a459" text:class-names="">Element 4.1</text:span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3889in" svg:y="4.36111in" svg:width="1.56111in" svg:height="0.45556in" draw:id="id85" draw:style-name="a468" draw:name="Rectangle 12">
          <svg:title/>
          <svg:desc/>
          <text:p text:style-name="a466" text:class-names="" text:cond-style-name=""><text:span text:style-name="a464" text:class-names="">Element 4.2</text:span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1111in" svg:y1="3.21667in" draw:start-shape="id79" draw:start-glue-point="0" svg:x2="6.88333in" svg:y2="2.17778in" draw:end-shape="id81" draw:end-glue-point="2" draw:id="id86" draw:style-name="a469" draw:name="Straight Connector 14">
          <svg:title/>
          <svg:desc/>
        </draw:connector>
        <draw:connector draw:type="line" svg:x1="4.24444in" svg:y1="3.21667in" draw:start-shape="id80" draw:start-glue-point="0" svg:x2="6.88333in" svg:y2="2.17778in" draw:end-shape="id81" draw:end-glue-point="2" draw:id="id87" draw:style-name="a470" draw:name="Straight Connector 16">
          <svg:title/>
          <svg:desc/>
        </draw:connector>
        <draw:connector draw:type="line" svg:x1="6.88333in" svg:y1="1.72222in" draw:start-shape="id81" draw:start-glue-point="0" svg:x2="6.88333in" svg:y2="1.18889in" draw:end-shape="id78" draw:end-glue-point="2" draw:id="id88" draw:style-name="a471" draw:name="Straight Connector 22">
          <svg:title/>
          <svg:desc/>
        </draw:connector>
        <draw:connector draw:type="line" svg:x1="6.76667in" svg:y1="3.21667in" draw:start-shape="id82" draw:start-glue-point="0" svg:x2="6.88333in" svg:y2="2.17778in" draw:end-shape="id81" draw:end-glue-point="2" draw:id="id89" draw:style-name="a472" draw:name="Straight Connector 25">
          <svg:title/>
          <svg:desc/>
        </draw:connector>
        <draw:connector draw:type="line" svg:x1="6.88333in" svg:y1="2.17778in" draw:start-shape="id81" draw:start-glue-point="2" svg:x2="9.82222in" svg:y2="3.21667in" draw:end-shape="id83" draw:end-glue-point="0" draw:id="id90" draw:style-name="a473" draw:name="Straight Connector 30">
          <svg:title/>
          <svg:desc/>
        </draw:connector>
        <draw:connector draw:type="line" svg:x1="9.82222in" svg:y1="3.67222in" draw:start-shape="id83" draw:start-glue-point="2" svg:x2="8.90278in" svg:y2="4.36111in" draw:end-shape="id84" draw:end-glue-point="0" draw:id="id91" draw:style-name="a474" draw:name="Straight Connector 32">
          <svg:title/>
          <svg:desc/>
        </draw:connector>
        <draw:connector draw:type="line" svg:x1="9.82222in" svg:y1="3.67222in" draw:start-shape="id83" draw:start-glue-point="2" svg:x2="10.71944in" svg:y2="4.36111in" draw:end-shape="id85" draw:end-glue-point="0" draw:id="id92" draw:style-name="a475" draw:name="Straight Connector 34">
          <svg:title/>
          <svg:desc/>
        </draw:connector>
      </draw:page>
      <draw:page draw:name="Slide3" draw:style-name="a476" draw:master-page-name="Master1-Layout1-title-Title-Slide" presentation:presentation-page-layout-name="Master1-PPL1" draw:id="Slide-258">
        <draw:custom-shape svg:x="5.86667in" svg:y="0.49444in" svg:width="2.06667in" svg:height="0.45556in" draw:id="id93" draw:style-name="a481" draw:name="Rectangle 3">
          <svg:title/>
          <svg:desc/>
          <text:p text:style-name="a479" text:class-names="" text:cond-style-name=""><text:span text:style-name="a477" text:class-names="">LocalEnvironment</text:span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2293in" svg:y="3.20556in" svg:width="0.61111in" svg:height="0.45556in" draw:id="id94" draw:style-name="a486" draw:name="Rectangle 4">
          <svg:title/>
          <svg:desc/>
          <text:p text:style-name="a484" text:class-names="" text:cond-style-name=""><text:span text:style-name="a482" text:class-names="">FTE</text:span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0556in" svg:y="1.74722in" svg:width="1.43333in" svg:height="0.45556in" draw:id="id95" draw:style-name="a491" draw:name="Rectangle 6">
          <svg:title/>
          <svg:desc/>
          <text:p text:style-name="a489" text:class-names="" text:cond-style-name=""><text:span text:style-name="a487" text:class-names="">Destination</text:span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2222in" svg:y1="1.74722in" draw:start-shape="id95" draw:start-glue-point="0" svg:x2="6.9in" svg:y2="0.95in" draw:end-shape="id93" draw:end-glue-point="2" draw:id="id96" draw:style-name="a492" draw:name="Straight Connector 22">
          <svg:title/>
          <svg:desc/>
        </draw:connector>
        <draw:custom-shape svg:x="0.76389in" svg:y="1.72222in" svg:width="1.24722in" svg:height="0.45556in" draw:id="id97" draw:style-name="a497" draw:name="Rectangle 19">
          <svg:title/>
          <svg:desc/>
          <text:p text:style-name="a495" text:class-names="" text:cond-style-name=""><text:span text:style-name="a493" text:class-names="">Variable</text:span><text:span text:style-name="a494" text:class-names="">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944in" svg:y="1.72222in" svg:width="1.34722in" svg:height="0.45556in" draw:id="id98" draw:style-name="a502" draw:name="Rectangle 20">
          <svg:title/>
          <svg:desc/>
          <text:p text:style-name="a500" text:class-names="" text:cond-style-name=""><text:span text:style-name="a498" text:class-names="">Database</text:span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695in" svg:y="1.74722in" svg:width="0.90416in" svg:height="0.45556in" draw:id="id99" draw:style-name="a507" draw:name="Rectangle 31">
          <svg:title/>
          <svg:desc/>
          <text:p text:style-name="a505" text:class-names="" text:cond-style-name=""><text:span text:style-name="a503" text:class-names="">SOAP</text:span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804in" svg:y="1.77361in" svg:width="0.90416in" svg:height="0.45556in" draw:id="id100" draw:style-name="a512" draw:name="Rectangle 35">
          <svg:title/>
          <svg:desc/>
          <text:p text:style-name="a510" text:class-names="" text:cond-style-name=""><text:span text:style-name="a508" text:class-names="">File</text:span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7778in" svg:y="1.72222in" svg:width="0.775in" svg:height="0.45556in" draw:id="id101" draw:style-name="a517" draw:name="Rectangle 36">
          <svg:title/>
          <svg:desc/>
          <text:p text:style-name="a515" text:class-names="" text:cond-style-name=""><text:span text:style-name="a513" text:class-names="">JMS</text:span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625in" svg:y="1.7in" svg:width="0.775in" svg:height="0.45556in" draw:id="id102" draw:style-name="a522" draw:name="Rectangle 37">
          <svg:title/>
          <svg:desc/>
          <text:p text:style-name="a520" text:class-names="" text:cond-style-name=""><text:span text:style-name="a518" text:class-names="">TCPIP</text:span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1805in" svg:y="1.76389in" svg:width="1.24862in" svg:height="0.45556in" draw:id="id103" draw:style-name="a527" draw:name="Rectangle 38">
          <svg:title/>
          <svg:desc/>
          <text:p text:style-name="a525" text:class-names="" text:cond-style-name=""><text:span text:style-name="a523" text:class-names="">Mapping</text:span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31" draw:name="TextBox 28" svg:x="10.48889in" svg:y="1.75833in" svg:width="0.47361in" svg:height="0.40391in">
          <draw:text-box>
            <text:p text:style-name="a530" text:class-names="" text:cond-style-name=""><text:span text:style-name="a528" text:class-names="">….</text:span><text:span text:style-name="a529" text:class-names=""/></text:p>
          </draw:text-box>
          <svg:title/>
          <svg:desc/>
        </draw:frame>
        <draw:custom-shape svg:x="2.41046in" svg:y="3.21667in" svg:width="0.77985in" svg:height="0.45556in" draw:id="id105" draw:style-name="a536" draw:name="Rectangle 39">
          <svg:title/>
          <svg:desc/>
          <text:p text:style-name="a534" text:class-names="" text:cond-style-name=""><text:span text:style-name="a532" text:class-names="">HTTP</text:span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6531in" svg:y="3.21667in" svg:width="0.77985in" svg:height="0.45556in" draw:id="id106" draw:style-name="a541" draw:name="Rectangle 40">
          <svg:title/>
          <svg:desc/>
          <text:p text:style-name="a539" text:class-names="" text:cond-style-name=""><text:span text:style-name="a537" text:class-names="">File</text:span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5863in" svg:y="3.21667in" svg:width="0.77985in" svg:height="0.45556in" draw:id="id107" draw:style-name="a546" draw:name="Rectangle 41">
          <svg:title/>
          <svg:desc/>
          <text:p text:style-name="a544" text:class-names="" text:cond-style-name=""><text:span text:style-name="a542" text:class-names="">Email</text:span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6375in" svg:y="3.21667in" svg:width="0.77985in" svg:height="0.45556in" draw:id="id108" draw:style-name="a551" draw:name="Rectangle 42">
          <svg:title/>
          <svg:desc/>
          <text:p text:style-name="a549" text:class-names="" text:cond-style-name=""><text:span text:style-name="a547" text:class-names="">SOAP</text:span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032in" svg:y="3.20556in" svg:width="0.77985in" svg:height="0.45556in" draw:id="id109" draw:style-name="a556" draw:name="Rectangle 43">
          <svg:title/>
          <svg:desc/>
          <text:p text:style-name="a554" text:class-names="" text:cond-style-name=""><text:span text:style-name="a552" text:class-names="">M</text:span><text:span text:style-name="a553" text:class-names="">Q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3771in" svg:y="3.20556in" svg:width="1.78466in" svg:height="0.45556in" draw:id="id110" draw:style-name="a561" draw:name="Rectangle 45">
          <svg:title/>
          <svg:desc/>
          <text:p text:style-name="a559" text:class-names="" text:cond-style-name=""><text:span text:style-name="a557" text:class-names="">JMSDestinationList</text:span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373in" svg:y="3.17778in" svg:width="0.77985in" svg:height="0.45556in" draw:id="id111" draw:style-name="a566" draw:name="Rectangle 46">
          <svg:title/>
          <svg:desc/>
          <text:p text:style-name="a564" text:class-names="" text:cond-style-name=""><text:span text:style-name="a562" text:class-names="">TCPIP</text:span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0455in" svg:y="3.21667in" svg:width="0.77985in" svg:height="0.45556in" draw:id="id112" draw:style-name="a571" draw:name="Rectangle 47">
          <svg:title/>
          <svg:desc/>
          <text:p text:style-name="a569" text:class-names="" text:cond-style-name=""><text:span text:style-name="a567" text:class-names="">CORBA</text:span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51in" svg:y="3.22222in" svg:width="0.77985in" svg:height="0.45556in" draw:id="id113" draw:style-name="a576" draw:name="Rectangle 48">
          <svg:title/>
          <svg:desc/>
          <text:p text:style-name="a574" text:class-names="" text:cond-style-name=""><text:span text:style-name="a572" text:class-names="">CICS</text:span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8797in" svg:y="4.28889in" svg:width="1.27706in" svg:height="0.45556in" draw:id="id114" draw:style-name="a581" draw:name="Rectangle 49">
          <svg:title/>
          <svg:desc/>
          <text:p text:style-name="a579" text:class-names="" text:cond-style-name=""><text:span text:style-name="a577" text:class-names="">Defaults</text:span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6183in" svg:y="4.28889in" svg:width="1.27706in" svg:height="0.45556in" draw:id="id115" draw:style-name="a586" draw:name="Rectangle 50">
          <svg:title/>
          <svg:desc/>
          <text:p text:style-name="a584" text:class-names="" text:cond-style-name=""><text:span text:style-name="a582" text:class-names="">Destination Data</text:span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8517in" svg:y="4.28889in" svg:width="1.27706in" svg:height="0.45556in" draw:id="id116" draw:style-name="a591" draw:name="Rectangle 51">
          <svg:title/>
          <svg:desc/>
          <text:p text:style-name="a589" text:class-names="" text:cond-style-name=""><text:span text:style-name="a587" text:class-names="">Destination Data</text:span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3577in" svg:y="3.21667in" svg:width="0.77985in" svg:height="0.45556in" draw:id="id117" draw:style-name="a596" draw:name="Rectangle 53">
          <svg:title/>
          <svg:desc/>
          <text:p text:style-name="a594" text:class-names="" text:cond-style-name=""><text:span text:style-name="a592" text:class-names="">RouterList</text:span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2099in" svg:y="4.27778in" svg:width="1.27706in" svg:height="0.45556in" draw:id="id118" draw:style-name="a601" draw:name="Rectangle 54">
          <svg:title/>
          <svg:desc/>
          <text:p text:style-name="a599" text:class-names="" text:cond-style-name=""><text:span text:style-name="a597" text:class-names="">Destination Data</text:span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875in" svg:y1="1.34167in" svg:x2="11.33749in" svg:y2="1.34167in" draw:id="id119" draw:style-name="a602" draw:name="Straight Connector 56">
          <svg:title/>
          <svg:desc/>
        </draw:connector>
        <draw:connector draw:type="line" svg:x1="1.3875in" svg:y1="1.34861in" svg:x2="1.3875in" svg:y2="1.72222in" draw:end-shape="id97" draw:end-glue-point="0" draw:id="id120" draw:style-name="a603" draw:name="Straight Connector 58">
          <svg:title/>
          <svg:desc/>
        </draw:connector>
        <draw:connector draw:type="line" svg:x1="2.75903in" svg:y1="1.36024in" svg:x2="2.75903in" svg:y2="1.74722in" draw:end-shape="id99" draw:end-glue-point="0" draw:id="id121" draw:style-name="a604" draw:name="Straight Connector 60">
          <svg:title/>
          <svg:desc/>
        </draw:connector>
        <draw:connector draw:type="line" svg:x1="11.35in" svg:y1="1.37135in" svg:x2="11.35in" svg:y2="1.75833in" draw:id="id122" draw:style-name="a605" draw:name="Straight Connector 67">
          <svg:title/>
          <svg:desc/>
        </draw:connector>
        <draw:connector draw:type="line" svg:x1="9.93958in" svg:y1="1.33846in" svg:x2="9.93958in" svg:y2="1.72543in" draw:id="id123" draw:style-name="a606" draw:name="Straight Connector 68">
          <svg:title/>
          <svg:desc/>
        </draw:connector>
        <draw:connector draw:type="line" svg:x1="8.59723in" svg:y1="1.36024in" svg:x2="8.59724in" svg:y2="1.74722in" draw:id="id124" draw:style-name="a607" draw:name="Straight Connector 69">
          <svg:title/>
          <svg:desc/>
        </draw:connector>
        <draw:connector draw:type="line" svg:x1="5.25833in" svg:y1="1.36024in" svg:x2="5.25833in" svg:y2="1.74722in" draw:id="id125" draw:style-name="a608" draw:name="Straight Connector 70">
          <svg:title/>
          <svg:desc/>
        </draw:connector>
        <draw:connector draw:type="line" svg:x1="3.87778in" svg:y1="1.34167in" svg:x2="3.87778in" svg:y2="1.75833in" draw:id="id126" draw:style-name="a609" draw:name="Straight Connector 71">
          <svg:title/>
          <svg:desc/>
        </draw:connector>
        <draw:connector draw:type="line" svg:x1="1.03366in" svg:y1="2.72222in" svg:x2="11.84092in" svg:y2="2.72222in" draw:id="id127" draw:style-name="a610" draw:name="Straight Connector 75">
          <svg:title/>
          <svg:desc/>
        </draw:connector>
        <draw:connector draw:type="line" svg:x1="6.92222in" svg:y1="2.20278in" draw:start-shape="id95" draw:start-glue-point="2" svg:x2="6.9in" svg:y2="3.225in" draw:id="id128" draw:style-name="a611" draw:name="Straight Connector 79">
          <svg:title/>
          <svg:desc/>
        </draw:connector>
        <draw:connector draw:type="line" svg:x1="1.03366in" svg:y1="2.73333in" svg:x2="1.03366in" svg:y2="3.17778in" draw:end-shape="id111" draw:end-glue-point="0" draw:id="id129" draw:style-name="a612" draw:name="Straight Connector 82">
          <svg:title/>
          <svg:desc/>
        </draw:connector>
        <draw:connector draw:type="line" svg:x1="6.87024in" svg:y1="3.66111in" draw:start-shape="id109" draw:start-glue-point="2" svg:x2="6.86561in" svg:y2="4.28889in" draw:id="id130" draw:style-name="a613" draw:name="Straight Connector 83">
          <svg:title/>
          <svg:desc/>
        </draw:connector>
        <draw:connector draw:type="line" svg:x1="6.87024in" svg:y1="3.66111in" draw:start-shape="id109" draw:start-glue-point="2" svg:x2="5.62651in" svg:y2="4.28889in" draw:end-shape="id114" draw:end-glue-point="0" draw:id="id131" draw:style-name="a614" draw:name="Straight Connector 84">
          <svg:title/>
          <svg:desc/>
        </draw:connector>
        <draw:connector draw:type="line" svg:x1="1.90828in" svg:y1="2.71389in" svg:x2="1.92849in" svg:y2="3.20556in" draw:end-shape="id94" draw:end-glue-point="0" draw:id="id132" draw:style-name="a615" draw:name="Straight Connector 85">
          <svg:title/>
          <svg:desc/>
        </draw:connector>
        <draw:connector draw:type="line" svg:x1="2.82207in" svg:y1="2.72222in" svg:x2="2.82207in" svg:y2="3.16667in" draw:id="id133" draw:style-name="a616" draw:name="Straight Connector 86">
          <svg:title/>
          <svg:desc/>
        </draw:connector>
        <draw:connector draw:type="line" svg:x1="3.78547in" svg:y1="2.72222in" svg:x2="3.79889in" svg:y2="3.21389in" draw:id="id134" draw:style-name="a617" draw:name="Straight Connector 87">
          <svg:title/>
          <svg:desc/>
        </draw:connector>
        <draw:connector draw:type="line" svg:x1="4.7948in" svg:y1="2.72222in" svg:x2="4.7948in" svg:y2="3.16667in" draw:id="id135" draw:style-name="a618" draw:name="Straight Connector 88">
          <svg:title/>
          <svg:desc/>
        </draw:connector>
        <draw:connector draw:type="line" svg:x1="5.72569in" svg:y1="2.73333in" svg:x2="5.75367in" svg:y2="3.21667in" draw:end-shape="id108" draw:end-glue-point="0" draw:id="id136" draw:style-name="a619" draw:name="Straight Connector 89">
          <svg:title/>
          <svg:desc/>
        </draw:connector>
        <draw:connector draw:type="line" svg:x1="8.21143in" svg:y1="2.73333in" svg:x2="8.21143in" svg:y2="3.26667in" draw:id="id137" draw:style-name="a620" draw:name="Straight Connector 90">
          <svg:title/>
          <svg:desc/>
        </draw:connector>
        <draw:connector draw:type="line" svg:x1="9.79448in" svg:y1="2.69444in" svg:x2="9.79448in" svg:y2="3.21667in" draw:end-shape="id112" draw:end-glue-point="0" draw:id="id138" draw:style-name="a621" draw:name="Straight Connector 91">
          <svg:title/>
          <svg:desc/>
        </draw:connector>
        <draw:connector draw:type="line" svg:x1="10.72569in" svg:y1="2.72222in" svg:x2="10.72569in" svg:y2="3.21667in" draw:end-shape="id117" draw:end-glue-point="0" draw:id="id139" draw:style-name="a622" draw:name="Straight Connector 92">
          <svg:title/>
          <svg:desc/>
        </draw:connector>
        <draw:connector draw:type="line" svg:x1="11.84092in" svg:y1="2.72778in" svg:x2="11.84092in" svg:y2="3.22222in" draw:end-shape="id113" draw:end-glue-point="0" draw:id="id140" draw:style-name="a623" draw:name="Straight Connector 93">
          <svg:title/>
          <svg:desc/>
        </draw:connector>
        <draw:connector draw:type="line" svg:x1="8.28798in" svg:y1="3.66667in" svg:x2="8.28335in" svg:y2="4.29445in" draw:id="id141" draw:style-name="a624" draw:name="Straight Connector 112">
          <svg:title/>
          <svg:desc/>
        </draw:connector>
        <draw:connector draw:type="line" svg:x1="10.82677in" svg:y1="3.67222in" svg:x2="10.82213in" svg:y2="4.3in" draw:id="id142" draw:style-name="a625" draw:name="Straight Connector 11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60" draw:style="linear" draw:angle="0" draw:start-color="#d2d2d2" draw:end-color="#c8c8c8" draw:start-intensity="100%" draw:end-intensity="100%"/>
    <draw:gradient draw:name="a419" draw:style="linear" draw:angle="0" draw:start-color="#d2d2d2" draw:end-color="#c8c8c8" draw:start-intensity="100%" draw:end-intensity="100%"/>
    <draw:gradient draw:name="a457" draw:style="linear" draw:angle="0" draw:start-color="#d2d2d2" draw:end-color="#c8c8c8" draw:start-intensity="100%" draw:end-intensity="100%"/>
    <draw:gradient draw:name="a526" draw:style="linear" draw:angle="0" draw:start-color="#d2d2d2" draw:end-color="#c8c8c8" draw:start-intensity="100%" draw:end-intensity="100%"/>
    <draw:gradient draw:name="a389" draw:style="linear" draw:angle="0" draw:start-color="#d2d2d2" draw:end-color="#c8c8c8" draw:start-intensity="100%" draw:end-intensity="100%"/>
    <draw:gradient draw:name="a496" draw:style="linear" draw:angle="0" draw:start-color="#d2d2d2" draw:end-color="#c8c8c8" draw:start-intensity="100%" draw:end-intensity="100%"/>
    <draw:gradient draw:name="a565" draw:style="linear" draw:angle="0" draw:start-color="#d2d2d2" draw:end-color="#c8c8c8" draw:start-intensity="100%" draw:end-intensity="100%"/>
    <draw:gradient draw:name="a404" draw:style="linear" draw:angle="0" draw:start-color="#d2d2d2" draw:end-color="#c8c8c8" draw:start-intensity="100%" draw:end-intensity="100%"/>
    <draw:gradient draw:name="a442" draw:style="linear" draw:angle="0" draw:start-color="#d2d2d2" draw:end-color="#c8c8c8" draw:start-intensity="100%" draw:end-intensity="100%"/>
    <draw:gradient draw:name="a511" draw:style="linear" draw:angle="0" draw:start-color="#d2d2d2" draw:end-color="#c8c8c8" draw:start-intensity="100%" draw:end-intensity="100%"/>
    <draw:gradient draw:name="a480" draw:style="linear" draw:angle="0" draw:start-color="#ffdd9c" draw:end-color="#ffd78e" draw:start-intensity="100%" draw:end-intensity="100%"/>
    <draw:gradient draw:name="a550" draw:style="linear" draw:angle="0" draw:start-color="#d2d2d2" draw:end-color="#c8c8c8" draw:start-intensity="100%" draw:end-intensity="100%"/>
    <draw:gradient draw:name="a409" draw:style="linear" draw:angle="0" draw:start-color="#d2d2d2" draw:end-color="#c8c8c8" draw:start-intensity="100%" draw:end-intensity="100%"/>
    <draw:gradient draw:name="a447" draw:style="linear" draw:angle="0" draw:start-color="#d2d2d2" draw:end-color="#c8c8c8" draw:start-intensity="100%" draw:end-intensity="100%"/>
    <draw:gradient draw:name="a590" draw:style="linear" draw:angle="0" draw:start-color="#d2d2d2" draw:end-color="#c8c8c8" draw:start-intensity="100%" draw:end-intensity="100%"/>
    <draw:gradient draw:name="a516" draw:style="linear" draw:angle="0" draw:start-color="#d2d2d2" draw:end-color="#c8c8c8" draw:start-intensity="100%" draw:end-intensity="100%"/>
    <draw:gradient draw:name="a485" draw:style="linear" draw:angle="0" draw:start-color="#d2d2d2" draw:end-color="#c8c8c8" draw:start-intensity="100%" draw:end-intensity="100%"/>
    <draw:gradient draw:name="a555" draw:style="linear" draw:angle="0" draw:start-color="#d2d2d2" draw:end-color="#c8c8c8" draw:start-intensity="100%" draw:end-intensity="100%"/>
    <draw:gradient draw:name="a432" draw:style="linear" draw:angle="0" draw:start-color="#ffdd9c" draw:end-color="#ffd78e" draw:start-intensity="100%" draw:end-intensity="100%"/>
    <draw:gradient draw:name="a595" draw:style="linear" draw:angle="0" draw:start-color="#d2d2d2" draw:end-color="#c8c8c8" draw:start-intensity="100%" draw:end-intensity="100%"/>
    <draw:gradient draw:name="a501" draw:style="linear" draw:angle="0" draw:start-color="#d2d2d2" draw:end-color="#c8c8c8" draw:start-intensity="100%" draw:end-intensity="100%"/>
    <draw:gradient draw:name="a540" draw:style="linear" draw:angle="0" draw:start-color="#d2d2d2" draw:end-color="#c8c8c8" draw:start-intensity="100%" draw:end-intensity="100%"/>
    <draw:gradient draw:name="a437" draw:style="linear" draw:angle="0" draw:start-color="#d2d2d2" draw:end-color="#c8c8c8" draw:start-intensity="100%" draw:end-intensity="100%"/>
    <draw:gradient draw:name="a580" draw:style="linear" draw:angle="0" draw:start-color="#d2d2d2" draw:end-color="#c8c8c8" draw:start-intensity="100%" draw:end-intensity="100%"/>
    <draw:gradient draw:name="a506" draw:style="linear" draw:angle="0" draw:start-color="#d2d2d2" draw:end-color="#c8c8c8" draw:start-intensity="100%" draw:end-intensity="100%"/>
    <draw:gradient draw:name="a545" draw:style="linear" draw:angle="0" draw:start-color="#d2d2d2" draw:end-color="#c8c8c8" draw:start-intensity="100%" draw:end-intensity="100%"/>
    <draw:gradient draw:name="a585" draw:style="linear" draw:angle="0" draw:start-color="#d2d2d2" draw:end-color="#c8c8c8" draw:start-intensity="100%" draw:end-intensity="100%"/>
    <draw:gradient draw:name="a462" draw:style="linear" draw:angle="0" draw:start-color="#d2d2d2" draw:end-color="#c8c8c8" draw:start-intensity="100%" draw:end-intensity="100%"/>
    <draw:gradient draw:name="a600" draw:style="linear" draw:angle="0" draw:start-color="#d2d2d2" draw:end-color="#c8c8c8" draw:start-intensity="100%" draw:end-intensity="100%"/>
    <draw:gradient draw:name="a394" draw:style="linear" draw:angle="0" draw:start-color="#d2d2d2" draw:end-color="#c8c8c8" draw:start-intensity="100%" draw:end-intensity="100%"/>
    <draw:gradient draw:name="a570" draw:style="linear" draw:angle="0" draw:start-color="#d2d2d2" draw:end-color="#c8c8c8" draw:start-intensity="100%" draw:end-intensity="100%"/>
    <draw:gradient draw:name="a535" draw:style="linear" draw:angle="0" draw:start-color="#d2d2d2" draw:end-color="#c8c8c8" draw:start-intensity="100%" draw:end-intensity="100%"/>
    <draw:gradient draw:name="a467" draw:style="linear" draw:angle="0" draw:start-color="#d2d2d2" draw:end-color="#c8c8c8" draw:start-intensity="100%" draw:end-intensity="100%"/>
    <draw:gradient draw:name="a399" draw:style="linear" draw:angle="0" draw:start-color="#d2d2d2" draw:end-color="#c8c8c8" draw:start-intensity="100%" draw:end-intensity="100%"/>
    <draw:gradient draw:name="a575" draw:style="linear" draw:angle="0" draw:start-color="#d2d2d2" draw:end-color="#c8c8c8" draw:start-intensity="100%" draw:end-intensity="100%"/>
    <draw:gradient draw:name="a414" draw:style="linear" draw:angle="0" draw:start-color="#d2d2d2" draw:end-color="#c8c8c8" draw:start-intensity="100%" draw:end-intensity="100%"/>
    <draw:gradient draw:name="a452" draw:style="linear" draw:angle="0" draw:start-color="#d2d2d2" draw:end-color="#c8c8c8" draw:start-intensity="100%" draw:end-intensity="100%"/>
    <draw:gradient draw:name="a521" draw:style="linear" draw:angle="0" draw:start-color="#d2d2d2" draw:end-color="#c8c8c8" draw:start-intensity="100%" draw:end-intensity="100%"/>
    <draw:gradient draw:name="a490" draw:style="linear" draw:angle="0" draw:start-color="#d2d2d2" draw:end-color="#c8c8c8" draw:start-intensity="100%" draw:end-intensity="100%"/>
    <draw:gradient draw:name="a384" draw:style="linear" draw:angle="0" draw:start-color="#ffdd9c" draw:end-color="#ffd7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ivya</meta:initial-creator>
    <dc:creator> </dc:creator>
    <meta:creation-date>2019-11-08T18:44:44Z</meta:creation-date>
    <dc:date>2019-11-08T19:13:05Z</dc:date>
    <meta:editing-cycles>2</meta:editing-cycles>
    <meta:editing-duration>PT1700S</meta:editing-duration>
    <meta:document-statistic meta:paragraph-count="41" meta:word-count="54"/>
  </office:meta>
</office:document-meta>
</file>